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moitié</text:p>
          </table:table-cell>
        </table:table-row>
        <table:table-row table:style-name="ro1">
          <table:table-cell office:value-type="string" calcext:value-type="string">
            <text:p>Tente</text:p>
          </table:table-cell>
          <table:table-cell office:value-type="float" office:value="206.51" calcext:value-type="float">
            <text:p>206,51</text:p>
          </table:table-cell>
          <table:table-cell table:style-name="ce2" table:formula="of:=0.5*[.B2]" office:value-type="float" office:value="103.255" calcext:value-type="float">
            <text:p>103,255</text:p>
          </table:table-cell>
        </table:table-row>
        <table:table-row table:style-name="ro1">
          <table:table-cell office:value-type="string" calcext:value-type="string">
            <text:p>Sac</text:p>
          </table:table-cell>
          <table:table-cell office:value-type="float" office:value="335.25" calcext:value-type="float">
            <text:p>335,25</text:p>
          </table:table-cell>
          <table:table-cell table:style-name="ce2" table:formula="of:=0.5*[.B3]" office:value-type="float" office:value="167.625" calcext:value-type="float">
            <text:p>167,625</text:p>
          </table:table-cell>
        </table:table-row>
        <table:table-row table:style-name="ro1">
          <table:table-cell office:value-type="string" calcext:value-type="string">
            <text:p>Chaussures</text:p>
          </table:table-cell>
          <table:table-cell office:value-type="float" office:value="254" calcext:value-type="float">
            <text:p>254</text:p>
          </table:table-cell>
          <table:table-cell table:style-name="ce2" table:formula="of:=0.5*[.B4]" office:value-type="float" office:value="127" calcext:value-type="float">
            <text:p>127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4])" office:value-type="float" office:value="795.76" calcext:value-type="float">
            <text:p>795,76</text:p>
          </table:table-cell>
          <table:table-cell table:style-name="ce8" table:formula="of:=SUM([.C2:.C4])" office:value-type="float" office:value="397.88" calcext:value-type="float">
            <text:p>397,88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ayé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drien</text:p>
          </table:table-cell>
          <table:table-cell table:style-name="ce6" table:formula="of:=[.C2]+[.B3]+[.C4]" office:value-type="float" office:value="565.505" calcext:value-type="float">
            <text:p>565,51</text:p>
          </table:table-cell>
          <table:table-cell/>
        </table:table-row>
        <table:table-row table:style-name="ro1">
          <table:table-cell table:style-name="Default" office:value-type="string" calcext:value-type="string">
            <text:p>Clémence</text:p>
          </table:table-cell>
          <table:table-cell table:style-name="ce6" table:formula="of:=[.C2]+[.C4]" office:value-type="float" office:value="230.255" calcext:value-type="float">
            <text:p>230,26</text:p>
          </table:table-cell>
          <table:table-cell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7" table:formula="of:=SUM([.B8:.B9])" office:value-type="float" office:value="795.76" calcext:value-type="float">
            <text:p>795,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6:26:24.982724048</meta:creation-date>
    <dc:date>2021-06-26T16:37:28.651530982</dc:date>
    <meta:editing-duration>PT11M3S</meta:editing-duration>
    <meta:editing-cycles>2</meta:editing-cycles>
    <meta:generator>LibreOffice/6.4.7.2$Linux_X86_64 LibreOffice_project/40$Build-2</meta:generator>
    <meta:document-statistic meta:table-count="1" meta:cell-count="22" meta:object-count="0"/>
  </office:meta>
</office:document-meta>
</file>